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Výchozí">
        <draw:frame draw:style-name="gr1" draw:layer="layout" svg:width="12.499cm" svg:height="10.936cm" svg:x="0.015cm" svg:y="-0.219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5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9T12:00:35</meta:creation-date>
    <dc:date>2010-12-09T12:07:22</dc:date>
    <meta:editing-duration>PT00H06M47S</meta:editing-duration>
    <meta:editing-cycles>2</meta:editing-cycles>
    <meta:generator>OpenOffice.org/3.2$Unix OpenOffice.org_project/320m19$Build-9505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5cm" svg:height="10.937cm" xlink:href="." chart:class="chart:line" chart:style-name="ch1">
        <chart:legend chart:legend-position="end" svg:x="10.146cm" svg:y="4.811cm" chart:style-name="ch2"/>
        <chart:plot-area chart:style-name="ch3" chart:data-source-has-labels="both" svg:x="0.25cm" svg:y="0.218cm" svg:width="9.646cm" svg:height="10.283cm">
          <chart:axis chart:dimension="x" chart:name="primary-x" chart:style-name="ch4">
            <chart:categories table:cell-range-address="local-table.$B$1:.$G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G$2" chart:label-cell-address="local-table.$A$2" chart:class="chart:line">
            <chart:data-point chart:repeated="6"/>
          </chart:series>
          <chart:series chart:style-name="ch7" chart:values-cell-range-address="local-table.$B$3:.$G$3" chart:label-cell-address="local-table.$A$3" chart:class="chart:line">
            <chart:data-point chart:repeated="6"/>
          </chart:series>
          <chart:series chart:style-name="ch8" chart:values-cell-range-address="local-table.$B$4:.$G$4" chart:label-cell-address="local-table.$A$4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  <table:table-cell office:value-type="string">
                <text:p>16</text:p>
              </table:table-cell>
              <table:table-cell office:value-type="string">
                <text:p>24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Ethernet 35</text:p>
              </table:table-cell>
              <table:table-cell office:value-type="float" office:value="0.977513227513228">
                <text:p>0.977513227513228</text:p>
              </table:table-cell>
              <table:table-cell office:value-type="float" office:value="1.61002178649237">
                <text:p>1.61002178649237</text:p>
              </table:table-cell>
              <table:table-cell office:value-type="float" office:value="1.69107551487414">
                <text:p>1.69107551487414</text:p>
              </table:table-cell>
              <table:table-cell office:value-type="float" office:value="2.43092105263158">
                <text:p>2.43092105263158</text:p>
              </table:table-cell>
              <table:table-cell office:value-type="float" office:value="2.11142857142857">
                <text:p>2.11142857142857</text:p>
              </table:table-cell>
              <table:table-cell office:value-type="float" office:value="2.03581267217631">
                <text:p>2.03581267217631</text:p>
              </table:table-cell>
            </table:table-row>
            <table:table-row>
              <table:table-cell office:value-type="string">
                <text:p>Ethernet 40</text:p>
              </table:table-cell>
              <table:table-cell office:value-type="float" office:value="0.888501742160279">
                <text:p>0.888501742160279</text:p>
              </table:table-cell>
              <table:table-cell office:value-type="float" office:value="1.58631415241058">
                <text:p>1.58631415241058</text:p>
              </table:table-cell>
              <table:table-cell office:value-type="float" office:value="1.76776429809359">
                <text:p>1.76776429809359</text:p>
              </table:table-cell>
              <table:table-cell office:value-type="float" office:value="2.20302375809935">
                <text:p>2.20302375809935</text:p>
              </table:table-cell>
              <table:table-cell office:value-type="float" office:value="2.35023041474654">
                <text:p>2.35023041474654</text:p>
              </table:table-cell>
              <table:table-cell office:value-type="float" office:value="2.08588957055215">
                <text:p>2.08588957055215</text:p>
              </table:table-cell>
            </table:table-row>
            <table:table-row>
              <table:table-cell office:value-type="string">
                <text:p>Ethernet 45</text:p>
              </table:table-cell>
              <table:table-cell office:value-type="float" office:value="0.828320802005013">
                <text:p>0.828320802005013</text:p>
              </table:table-cell>
              <table:table-cell office:value-type="float" office:value="1.52128883774453">
                <text:p>1.52128883774453</text:p>
              </table:table-cell>
              <table:table-cell office:value-type="float" office:value="1.71911573472042">
                <text:p>1.71911573472042</text:p>
              </table:table-cell>
              <table:table-cell office:value-type="float" office:value="1.83866481223922">
                <text:p>1.83866481223922</text:p>
              </table:table-cell>
              <table:table-cell office:value-type="float" office:value="1.91872278664732">
                <text:p>1.91872278664732</text:p>
              </table:table-cell>
              <table:table-cell office:value-type="float" office:value="1.98796992481203">
                <text:p>1.987969924812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